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4000003C508472F4E.png"/>
  <manifest:file-entry manifest:media-type="image/png" manifest:full-path="Pictures/10000201000002C8000003C3B558BF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705cm" draw:z-index="0"><draw:image xlink:href="Pictures/10000201000002B4000003C508472F4E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graphics2" text:anchor-type="paragraph" svg:width="16.999cm" svg:height="22.989cm" draw:z-index="1"><draw:image xlink:href="Pictures/10000201000002C8000003C3B558BF7C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9S</meta:editing-duration>
    <meta:editing-cycles>4</meta:editing-cycles>
    <meta:generator>OpenOffice/4.1.3$Win32 OpenOffice.org_project/413m1$Build-9783</meta:generator>
    <dc:date>2018-01-20T16:26:37.78</dc:date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